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6b92" officeooo:paragraph-rsid="00046b92"/>
    </style:style>
    <style:style style:name="P2" style:family="paragraph" style:parent-style-name="Standard">
      <style:text-properties officeooo:rsid="00046b92" officeooo:paragraph-rsid="000637bd"/>
    </style:style>
    <style:style style:name="P3" style:family="paragraph" style:parent-style-name="Standard">
      <style:text-properties officeooo:rsid="000637bd" officeooo:paragraph-rsid="000637bd"/>
    </style:style>
    <style:style style:name="P4" style:family="paragraph" style:parent-style-name="Standard">
      <style:text-properties style:text-underline-style="solid" style:text-underline-width="auto" style:text-underline-color="font-color" officeooo:rsid="00046b92" officeooo:paragraph-rsid="00046b92"/>
    </style:style>
    <style:style style:name="T1" style:family="text">
      <style:text-properties officeooo:rsid="00070b72"/>
    </style:style>
    <style:style style:name="T2" style:family="text">
      <style:text-properties officeooo:rsid="000899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- OFICINAS(nºCodOf, Dirección)</text:p>
      <text:p text:style-name="P1">CP{nºcod}</text:p>
      <text:p text:style-name="P1"/>
      <text:p text:style-name="P1"/>
      <text:p text:style-name="P4">- OFERTA(nºCod_ofi,Cod_viajes)</text:p>
      <text:p text:style-name="P1">CP{nºCod_ofi,Cod_viajes}</text:p>
      <text:p text:style-name="P3">Caj{nºCod_ofi}-&gt;OFICINAs</text:p>
      <text:p text:style-name="P3">Caj{Cod_viajes}-&gt;VIAJES</text:p>
      <text:p text:style-name="P3"/>
      <text:p text:style-name="P3"/>
      <text:p text:style-name="P4">- VIAJES(Cod,fecha_ini,fecha_fin,destino,nom_ciudad_llega,nom_ciudad_sale)</text:p>
      <text:p text:style-name="P1">CP{Cod}</text:p>
      <text:p text:style-name="P1">VNN{fecha_ini, <text:span text:style-name="T2">fecha_fin,nom_ciudad_llega,nom_ciudad_sale</text:span>}</text:p>
      <text:p text:style-name="P1">Caj{nom_ciudad_llega}-&gt;CIUDAD</text:p>
      <text:p text:style-name="P1">Caj{nom_ciudad_sale}-&gt;CIUDAD</text:p>
      <text:p text:style-name="P1"/>
      <text:p text:style-name="P1"/>
      <text:p text:style-name="P4">- CIUDADES(nombre,habitantes,coordenadas)</text:p>
      <text:p text:style-name="P1">CP{nombre}<text:tab/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09:12:47.848687807</meta:creation-date>
    <dc:date>2019-11-08T10:38:12.499275300</dc:date>
    <meta:editing-duration>PT34M14S</meta:editing-duration>
    <meta:editing-cycles>1</meta:editing-cycles>
    <meta:document-statistic meta:table-count="0" meta:image-count="0" meta:object-count="0" meta:page-count="1" meta:paragraph-count="13" meta:word-count="19" meta:character-count="388" meta:non-whitespace-character-count="381"/>
    <meta:generator>LibreOffice/5.1.6.2$Linux_X86_64 LibreOffice_project/10m0$Build-2</meta:generator>
  </office:meta>
</office:document-meta>
</file>